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left="1in" fo:margin-right="0in" fo:text-indent="0.5in" style:auto-text-indent="false"/>
    </style:style>
    <style:style style:name="P2" style:family="paragraph" style:parent-style-name="Standard">
      <style:paragraph-properties fo:margin-left="1in" fo:margin-right="0in" fo:text-indent="0.5in" style:auto-text-indent="false"/>
      <style:text-properties fo:font-size="26pt" fo:font-weight="bold" style:font-size-asian="26pt" style:font-weight-asian="bold" style:font-size-complex="26pt"/>
    </style:style>
    <style:style style:name="P3" style:family="paragraph" style:parent-style-name="Standard" style:master-page-name="Standard">
      <style:paragraph-properties fo:margin-left="1in" fo:margin-right="0in" fo:text-indent="0.5in" style:auto-text-indent="false" style:page-number="1"/>
    </style:style>
    <style:style style:name="P4" style:family="paragraph" style:parent-style-name="Standard">
      <style:paragraph-properties fo:margin-left="1in" fo:margin-right="0in" fo:text-indent="0in" style:auto-text-indent="false"/>
    </style:style>
    <style:style style:name="P5" style:family="paragraph" style:parent-style-name="Standard">
      <style:paragraph-properties fo:margin-left="1in" fo:margin-right="0in" fo:text-indent="0in" style:auto-text-indent="false"/>
      <style:text-properties fo:font-size="26pt" fo:font-weight="bold" style:font-size-asian="26pt" style:font-weight-asian="bold" style:font-size-complex="26pt"/>
    </style:style>
    <style:style style:name="P6" style:family="paragraph" style:parent-style-name="Standard">
      <style:paragraph-properties fo:margin-left="0in" fo:margin-right="0in" fo:text-indent="0in" style:auto-text-indent="false"/>
    </style:style>
    <style:style style:name="P7" style:family="paragraph" style:parent-style-name="Standard">
      <style:paragraph-properties fo:margin-left="0in" fo:margin-right="0in" fo:text-indent="0in" style:auto-text-indent="false"/>
      <style:text-properties fo:font-size="26pt" fo:font-weight="bold" style:font-size-asian="26pt" style:font-weight-asian="bold" style:font-size-complex="26pt"/>
    </style:style>
    <style:style style:name="P8" style:family="paragraph" style:parent-style-name="Standard">
      <style:paragraph-properties fo:margin-left="0in" fo:margin-right="0in" fo:margin-top="0.1665in" fo:margin-bottom="0.1665in" loext:contextual-spacing="false" fo:line-height="100%" fo:text-indent="0in" style:auto-text-indent="false"/>
    </style:style>
    <style:style style:name="P9" style:family="paragraph" style:parent-style-name="Standard">
      <style:paragraph-properties fo:margin-left="0in" fo:margin-right="0in" fo:margin-top="0.1665in" fo:margin-bottom="0.1665in" loext:contextual-spacing="false" fo:line-height="100%" fo:text-indent="0in" style:auto-text-indent="false"/>
      <style:text-properties fo:font-size="12pt" style:font-size-asian="12pt" style:font-size-complex="12pt"/>
    </style:style>
    <style:style style:name="P10" style:family="paragraph" style:parent-style-name="Standard">
      <style:paragraph-properties fo:margin-top="0.1665in" fo:margin-bottom="0.1665in" loext:contextual-spacing="false" fo:line-height="100%"/>
    </style:style>
    <style:style style:name="P11" style:family="paragraph" style:parent-style-name="Standard">
      <style:paragraph-properties fo:margin-top="0.1665in" fo:margin-bottom="0.1665in" loext:contextual-spacing="false" fo:line-height="100%"/>
      <style:text-properties fo:font-size="12pt" style:font-size-asian="12pt" style:font-size-complex="12pt"/>
    </style:style>
    <style:style style:name="P12" style:family="paragraph" style:parent-style-name="Standard">
      <style:paragraph-properties fo:margin-top="0.1665in" fo:margin-bottom="0.1665in" loext:contextual-spacing="false" fo:line-height="100%"/>
      <style:text-properties fo:font-size="13pt" fo:font-weight="bold" style:font-size-asian="13pt" style:font-weight-asian="bold" style:font-size-complex="13pt"/>
    </style:style>
    <style:style style:name="P13" style:family="paragraph" style:parent-style-name="Standard">
      <style:paragraph-properties fo:margin-top="0.1665in" fo:margin-bottom="0.1665in" loext:contextual-spacing="false" fo:line-height="100%"/>
      <style:text-properties fo:color="#3c4043" fo:font-size="12pt" style:font-size-asian="12pt" style:font-size-complex="12pt"/>
    </style:style>
    <style:style style:name="P14" style:family="paragraph" style:parent-style-name="Standard" style:list-style-name="WWNum5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15" style:family="paragraph" style:parent-style-name="Standard" style:list-style-name="WWNum2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16" style:family="paragraph" style:parent-style-name="Standard" style:list-style-name="WWNum4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17" style:family="paragraph" style:parent-style-name="Standard" style:list-style-name="WWNum7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18" style:family="paragraph" style:parent-style-name="Standard" style:list-style-name="WWNum3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19" style:family="paragraph" style:parent-style-name="Standard" style:list-style-name="WWNum1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20" style:family="paragraph" style:parent-style-name="Standard" style:list-style-name="WWNum8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21" style:family="paragraph" style:parent-style-name="Standard" style:list-style-name="WWNum10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22" style:family="paragraph" style:parent-style-name="Standard" style:list-style-name="WWNum9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23" style:family="paragraph" style:parent-style-name="Standard" style:list-style-name="WWNum5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24" style:family="paragraph" style:parent-style-name="Standard" style:list-style-name="WWNum2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25" style:family="paragraph" style:parent-style-name="Standard" style:list-style-name="WWNum4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26" style:family="paragraph" style:parent-style-name="Standard" style:list-style-name="WWNum7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27" style:family="paragraph" style:parent-style-name="Standard" style:list-style-name="WWNum3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28" style:family="paragraph" style:parent-style-name="Standard" style:list-style-name="WWNum1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29" style:family="paragraph" style:parent-style-name="Standard" style:list-style-name="WWNum8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30" style:family="paragraph" style:parent-style-name="Standard" style:list-style-name="WWNum10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31" style:family="paragraph" style:parent-style-name="Standard" style:list-style-name="WWNum9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32" style:family="paragraph" style:parent-style-name="Standard" style:list-style-name="WWNum2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33" style:family="paragraph" style:parent-style-name="Standard" style:list-style-name="WWNum4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34" style:family="paragraph" style:parent-style-name="Standard" style:list-style-name="WWNum7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35" style:family="paragraph" style:parent-style-name="Standard" style:list-style-name="WWNum10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36" style:family="paragraph" style:parent-style-name="Standard" style:list-style-name="WWNum9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37" style:family="paragraph" style:parent-style-name="Standard" style:list-style-name="WWNum6">
      <style:paragraph-properties fo:margin-left="0.5in" fo:margin-right="0in" fo:margin-top="0.1665in" fo:margin-bottom="0.1665in" loext:contextual-spacing="false" fo:line-height="100%" fo:text-indent="-0.25in" style:auto-text-indent="false"/>
    </style:style>
    <style:style style:name="P38" style:family="paragraph" style:parent-style-name="Standard">
      <style:paragraph-properties fo:margin-left="0.5in" fo:margin-right="0in" fo:margin-top="0.139in" fo:margin-bottom="0.1665in" loext:contextual-spacing="false" fo:line-height="100%" fo:text-indent="0in" style:auto-text-indent="false"/>
    </style:style>
    <style:style style:name="P39" style:family="paragraph" style:parent-style-name="Standard">
      <style:paragraph-properties fo:margin-left="0.5in" fo:margin-right="0in" fo:margin-top="0.1665in" fo:margin-bottom="0.1665in" loext:contextual-spacing="false" fo:line-height="100%" fo:text-indent="0in" style:auto-text-indent="false"/>
      <style:text-properties fo:font-size="12pt" style:font-size-asian="12pt" style:font-size-complex="12pt"/>
    </style:style>
    <style:style style:name="P40" style:family="paragraph" style:parent-style-name="Heading_20_4">
      <style:paragraph-properties fo:margin-top="0.1665in" fo:margin-bottom="0.028in" loext:contextual-spacing="false" fo:line-height="100%" fo:keep-together="auto" fo:keep-with-next="auto"/>
    </style:style>
    <style:style style:name="P41" style:family="paragraph" style:parent-style-name="Heading_20_3">
      <style:paragraph-properties fo:margin-top="0.1945in" fo:margin-bottom="0.0555in" loext:contextual-spacing="false" fo:line-height="100%" fo:keep-together="auto" fo:keep-with-next="auto"/>
    </style:style>
    <style:style style:name="P42" style:family="paragraph" style:parent-style-name="Heading_20_3">
      <style:paragraph-properties fo:margin-top="0.139in" fo:margin-bottom="0.0555in" loext:contextual-spacing="false" fo:line-height="100%" fo:keep-together="auto" fo:keep-with-next="auto"/>
    </style:style>
    <style:style style:name="T1" style:family="text">
      <style:text-properties fo:font-size="26pt" fo:font-weight="bold" style:font-size-asian="26pt" style:font-weight-asian="bold" style:font-size-complex="26pt"/>
    </style:style>
    <style:style style:name="T2" style:family="text">
      <style:text-properties fo:color="#000000" fo:font-size="13pt" fo:font-weight="bold" style:font-size-asian="13pt" style:font-weight-asian="bold" style:font-size-complex="13pt"/>
    </style:style>
    <style:style style:name="T3" style:family="text">
      <style:text-properties fo:color="#000000" fo:font-size="11pt" fo:font-weight="bold" style:font-size-asian="11pt" style:font-weight-asian="bold" style:font-size-complex="11pt"/>
    </style:style>
    <style:style style:name="T4" style:family="text">
      <style:text-properties fo:color="#000000" fo:font-size="12pt" fo:font-weight="bold" style:font-size-asian="12pt" style:font-weight-asian="bold" style:font-size-complex="12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2pt" fo:font-weight="bold" style:font-size-asian="12pt" style:font-weight-asian="bold" style:font-size-complex="12pt"/>
    </style:style>
    <style:style style:name="T7" style:family="text">
      <style:text-properties fo:font-size="12pt" style:text-underline-style="none" style:font-size-asian="12pt" style:font-size-complex="12pt"/>
    </style:style>
    <style:style style:name="T8" style:family="text">
      <style:text-properties fo:color="#1155cc" fo:font-size="12pt" style:text-underline-style="solid" style:text-underline-width="auto" style:text-underline-color="font-color" style:font-size-asian="12pt" style:font-size-complex="12pt"/>
    </style:style>
    <style:style style:name="T9" style:family="text">
      <style:text-properties fo:color="#1155cc" fo:font-size="12pt" style:text-underline-style="solid" style:text-underline-width="auto" style:text-underline-color="font-color" fo:font-weight="bold" style:font-size-asian="12pt" style:font-weight-asian="bold" style:font-size-complex="12pt"/>
    </style:style>
    <style:style style:name="T10" style:family="text">
      <style:text-properties fo:color="#1155cc" fo:font-size="13pt" style:text-underline-style="solid" style:text-underline-width="auto" style:text-underline-color="font-color" fo:font-weight="bold" style:font-size-asian="13pt" style:font-weight-asian="bold" style:font-size-complex="13pt"/>
    </style:style>
    <style:style style:name="T11" style:family="text">
      <style:text-properties fo:font-size="13pt" fo:font-weight="bold" style:font-size-asian="13pt" style:font-weight-asian="bold" style:font-size-complex="13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4"><text:span text:style-name="T1">TEST PLAN DOCUMENT</text:span></text:p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7"/>
      <text:p text:style-name="P7"/>
      <text:p text:style-name="P41"><text:bookmark text:name="_a8y5afvt7lfw"/><text:span text:style-name="T2">Test Plan Document</text:span></text:p>
      <text:p text:style-name="P40"><text:bookmark text:name="_u9z52pg0z2dq"/><text:span text:style-name="T3">Project Name:</text:span></text:p>
      <text:p text:style-name="P10"><text:span text:style-name="T5">SparkUp Website Testing</text:span></text:p>
      <text:p text:style-name="P40"><text:bookmark text:name="_xl6kwshzr534"/><text:span text:style-name="T3">Test Plan Version:</text:span></text:p>
      <text:p text:style-name="P10"><text:span text:style-name="T5">1.0</text:span></text:p>
      <text:p text:style-name="P40"><text:bookmark text:name="_3glkrwodtfm2"/><text:span text:style-name="T3">Prepared By:</text:span></text:p>
      <text:p text:style-name="P10"><text:span text:style-name="T5">Haritha Harikumar</text:span></text:p>
      <text:p text:style-name="P40"><text:bookmark text:name="_a5eh2xqov8t6"/><text:span text:style-name="T3">Date:</text:span></text:p>
      <text:p text:style-name="P10"><text:span text:style-name="T5">20/11/2024</text:span></text:p>
      <text:p text:style-name="P11"/>
      <text:p text:style-name="P41"><text:bookmark text:name="_z3nd6p9mrizx"/><text:span text:style-name="T2">1. Introduction</text:span></text:p>
      <text:p text:style-name="P10"><text:span text:style-name="T6">Objective:<text:line-break/></text:span><text:span text:style-name="T5">The objective is to ensure the functionality, performance, and usability of the website. </text:span><text:a xlink:type="simple" xlink:href="https://sparkup.pythonanywhere.com" text:style-name="ListLabel_20_91" text:visited-style-name="ListLabel_20_91"><text:span text:style-name="T8">https://sparkup.pythonanywhere.com</text:span></text:a><text:span text:style-name="T5">Testing will cover critical areas such as login, registration, user account management, and subscription features.</text:span></text:p>
      <text:p text:style-name="P10"><text:span text:style-name="T6">Scope:<text:line-break/></text:span><text:span text:style-name="T5">This test plan focuses on validating the core functionalities of the SparkUp website across web browsers. Both functional and non-functional testing will be included.</text:span></text:p>
      <text:p text:style-name="P10"><text:span text:style-name="T6">References:</text:span></text:p>
      <text:list xml:id="list4209305246" text:style-name="WWNum5">
        <text:list-item>
          <text:p text:style-name="P14"><text:span text:style-name="T5">Functional Requirements Document (if available).</text:span></text:p>
        </text:list-item>
        <text:list-item>
          <text:p text:style-name="P23"><text:soft-page-break/><text:span text:style-name="T5">SparkUp UI/UX Guidelines.</text:span></text:p>
        </text:list-item>
      </text:list>
      <text:p text:style-name="P11"/>
      <text:p text:style-name="P41"><text:bookmark text:name="_10naa4xnxyl5"/><text:span text:style-name="T2">2. Test Objectives</text:span></text:p>
      <text:list xml:id="list52489709" text:style-name="WWNum2">
        <text:list-item>
          <text:p text:style-name="P15"><text:span text:style-name="T5">Verify that all pages load correctly and without errors.</text:span></text:p>
        </text:list-item>
        <text:list-item>
          <text:p text:style-name="P32"><text:span text:style-name="T5">Ensure the login, registration, and account management modules function as expected.</text:span></text:p>
        </text:list-item>
        <text:list-item>
          <text:p text:style-name="P32"><text:span text:style-name="T5">Validate subscription workflows, including payments.</text:span></text:p>
        </text:list-item>
        <text:list-item>
          <text:p text:style-name="P24"><text:span text:style-name="T5">Identify any bugs, usability issues, or performance bottlenecks.</text:span></text:p>
        </text:list-item>
      </text:list>
      <text:p text:style-name="P11"/>
      <text:p text:style-name="P41"><text:bookmark text:name="_v5z0vaj8qgkn"/><text:span text:style-name="T2">3. Test Scope</text:span></text:p>
      <text:list xml:id="list2622816302" text:style-name="WWNum4">
        <text:list-item>
          <text:p text:style-name="P16"><text:span text:style-name="T5">User Registration.</text:span></text:p>
        </text:list-item>
        <text:list-item>
          <text:p text:style-name="P33"><text:span text:style-name="T5">User Login.</text:span></text:p>
        </text:list-item>
        <text:list-item>
          <text:p text:style-name="P33"><text:span text:style-name="T5">Account Management (e.g., updating user details, deleting accounts).</text:span></text:p>
        </text:list-item>
        <text:list-item>
          <text:p text:style-name="P33"><text:span text:style-name="T5">Subscription functionality (e.g., subscribing to services).</text:span></text:p>
        </text:list-item>
        <text:list-item>
          <text:p text:style-name="P33"><text:span text:style-name="T5">Validation of error messages for incorrect inputs.</text:span></text:p>
        </text:list-item>
        <text:list-item>
          <text:p text:style-name="P25"><text:span text:style-name="T5">API testing</text:span></text:p>
        </text:list-item>
      </text:list>
      <text:p text:style-name="P11"/>
      <text:p text:style-name="P41"><text:bookmark text:name="_rg4hp07kb5ko"/><text:span text:style-name="T2">4. Testing Approach</text:span></text:p>
      <text:p text:style-name="P10"><text:span text:style-name="T6">Test Types:</text:span></text:p>
      <text:list xml:id="list990057190" text:style-name="WWNum7">
        <text:list-item>
          <text:p text:style-name="P17"><text:span text:style-name="T6">Functional Testing:</text:span><text:span text:style-name="T5"> Ensure features work as expected.</text:span></text:p>
        </text:list-item>
        <text:list-item>
          <text:p text:style-name="P34"><text:span text:style-name="T6">Usability Testing:</text:span><text:span text:style-name="T5"> Assess ease of navigation and clarity of UI elements.</text:span></text:p>
        </text:list-item>
        <text:list-item>
          <text:p text:style-name="P26"><text:span text:style-name="T6">Performance Testing:</text:span><text:span text:style-name="T5"> Check page loading times and response times under load</text:span></text:p>
        </text:list-item>
      </text:list>
      <text:p text:style-name="P10"><text:soft-page-break/><text:span text:style-name="T6">Testing Tools:</text:span></text:p>
      <text:list xml:id="list3173638823" text:style-name="WWNum3">
        <text:list-item>
          <text:p text:style-name="P18"><text:span text:style-name="T6">Functional Testing:</text:span><text:span text:style-name="T5"> Selenium WebDriver</text:span></text:p>
        </text:list-item>
        <text:list-item>
          <text:p text:style-name="P27"><text:span text:style-name="T6">Performance Testing:</text:span><text:span text:style-name="T5"> JMeter </text:span></text:p>
        </text:list-item>
      </text:list>
      <text:p text:style-name="P11"/>
      <text:p text:style-name="P41"><text:bookmark text:name="_kbgtt875fl7y"/><text:span text:style-name="T2">5. Test Environment</text:span></text:p>
      <text:p text:style-name="P10"><text:span text:style-name="T6">Hardware Requirements:</text:span></text:p>
      <text:list xml:id="list2157403680" text:style-name="WWNum6">
        <text:list-item>
          <text:p text:style-name="P37"><text:span text:style-name="T5">Desktop/Laptop with the latest browser versions installed.</text:span></text:p>
        </text:list-item>
      </text:list>
      <text:p text:style-name="P10"><text:span text:style-name="T6">Software Requirements:</text:span></text:p>
      <text:list xml:id="list929200822" text:style-name="WWNum1">
        <text:list-item>
          <text:p text:style-name="P19"><text:span text:style-name="T5">Browsers: Google Chrome, Mozilla Firefox</text:span></text:p>
        </text:list-item>
        <text:list-item>
          <text:p text:style-name="P28"><text:span text:style-name="T5">Testing Tools: Selenium, JMeter.</text:span></text:p>
        </text:list-item>
      </text:list>
      <text:p text:style-name="P41"><text:bookmark text:name="_7uydwz4xbk5q"/><text:span text:style-name="T2">6. Entry and Exit Criteria</text:span></text:p>
      <text:p text:style-name="P10"><text:span text:style-name="T6">Entry Criteria:</text:span></text:p>
      <text:list xml:id="list1800969505" text:style-name="WWNum8">
        <text:list-item>
          <text:p text:style-name="P20"><text:span text:style-name="T5">All required modules are developed and deployed in the test environment.</text:span></text:p>
        </text:list-item>
        <text:list-item>
          <text:p text:style-name="P29"><text:span text:style-name="T5">Test data is prepared and validated.</text:span></text:p>
        </text:list-item>
      </text:list>
      <text:p text:style-name="P10"><text:span text:style-name="T6">Exit Criteria:</text:span></text:p>
      <text:list xml:id="list4116835482" text:style-name="WWNum10">
        <text:list-item>
          <text:p text:style-name="P21"><text:span text:style-name="T5">All critical test cases are executed.</text:span></text:p>
        </text:list-item>
        <text:list-item>
          <text:p text:style-name="P35"><text:span text:style-name="T5">All high and medium-severity bugs are resolved.</text:span></text:p>
        </text:list-item>
        <text:list-item>
          <text:p text:style-name="P30"><text:span text:style-name="T5">Test Summary Report is reviewed and approved</text:span></text:p>
        </text:list-item>
      </text:list>
      <text:p text:style-name="P41"><text:bookmark text:name="_dxzhxppijtrw"/><text:span text:style-name="T2">7. Test Deliverables</text:span></text:p>
      <text:p text:style-name="P10"><text:span text:style-name="T6">Deliverables Include:</text:span></text:p>
      <text:list xml:id="list1973098314" text:style-name="WWNum9">
        <text:list-item>
          <text:p text:style-name="P22"><text:span text:style-name="T5">Test Plan Document.</text:span></text:p>
        </text:list-item>
        <text:list-item>
          <text:p text:style-name="P36"><text:soft-page-break/><text:span text:style-name="T5"><text:s/>Test Cases.</text:span></text:p>
        </text:list-item>
        <text:list-item>
          <text:p text:style-name="P36"><text:span text:style-name="T5">Test Scripts</text:span></text:p>
        </text:list-item>
        <text:list-item>
          <text:p text:style-name="P31"><text:span text:style-name="T5">Test Execution Report</text:span></text:p>
        </text:list-item>
      </text:list>
      <text:p text:style-name="P8"><text:span text:style-name="T11">8.Test Case Document</text:span></text:p>
      <text:p text:style-name="P10"><text:a xlink:type="simple" xlink:href="https://docs.google.com/spreadsheets/d/1LcMeku6glmyab5V4BTjIjHP9ip_8PVS7QqY2dFOxd20/edit?usp=sharing" text:style-name="ListLabel_20_92" text:visited-style-name="ListLabel_20_92"><text:span text:style-name="T10">https://docs.google.com/spreadsheets/d/1LcMeku6glmyab5V4BTjIjHP9ip_8PVS7QqY2dFOxd20/edit?usp=sharing</text:span></text:a></text:p>
      <text:p text:style-name="P12"/>
      <text:p text:style-name="P10"><text:span text:style-name="T11">9.Test Scripts</text:span></text:p>
      <text:p text:style-name="P10"><text:a xlink:type="simple" xlink:href="https://docs.google.com/document/d/1MOt008V-Q2peh1Q3BOv9OQT2dkngKWFVfgMjpcF8wK4/edit?usp=sharing" text:style-name="ListLabel_20_92" text:visited-style-name="ListLabel_20_92"><text:span text:style-name="T10">https://docs.google.com/document/d/1MOt008V-Q2peh1Q3BOv9OQT2dkng</text:span></text:a><text:a xlink:type="simple" xlink:href="https://docs.google.com/document/d/1MOt008V-Q2peh1Q3BOv9OQT2dkngKWFVfgMjpcF8wK4/edit?usp=sharing" text:style-name="ListLabel_20_93" text:visited-style-name="ListLabel_20_93"><text:span text:style-name="T9">KWFVfgMjpcF8wK4/edit?usp=sharing</text:span></text:a></text:p>
      <text:p text:style-name="P42"><text:bookmark text:name="_1ksv4uv"/><text:span text:style-name="T4">10. Documentation</text:span></text:p>
      <text:p text:style-name="P38"><text:bookmark text:name="_44sinio"/><text:span text:style-name="T5">All the documents related to the testing </text:span><text:a xlink:type="simple" xlink:href="https://sparkup.pythonanywhere.com/" text:style-name="ListLabel_20_91" text:visited-style-name="ListLabel_20_91"><text:span text:style-name="T8">https://sparkup.pythonanywhere.com/</text:span></text:a><text:span text:style-name="T5"> page are documented.</text:span></text:p>
      <text:p text:style-name="P13"/>
      <text:p text:style-name="P11"/>
      <text:p text:style-name="P9"/>
      <text:p text:style-name="P39"/>
      <text:p text:style-name="P39"/>
      <text:p text:style-name="P11"/>
      <text:p text:style-name="P39"/>
      <text:p text:style-name="P11"/>
      <text:p text:style-name="P11"/>
      <text:p text:style-name="P11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font-size="12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font-size="12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font-size="12pt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fo:font-size="12pt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fo:font-size="12pt"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fo:font-size="12pt"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fo:font-size="12pt"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fo:font-size="12pt"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fo:font-size="12pt"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fo:font-size="12pt"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fo:color="#1155cc" fo:font-size="12pt" style:text-underline-style="solid" style:text-underline-width="auto" style:text-underline-color="font-color" style:font-size-asian="12pt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92" style:display-name="ListLabel 92" style:family="text">
      <style:text-properties fo:color="#1155cc" fo:font-size="13pt" style:text-underline-style="solid" style:text-underline-width="auto" style:text-underline-color="font-color" fo:font-weight="bold" style:font-size-asian="13pt" style:font-weight-asian="bold" style:font-size-complex="13pt"/>
    </style:style>
    <style:style style:name="ListLabel_20_93" style:display-name="ListLabel 93" style:family="text">
      <style:text-properties fo:color="#1155cc" fo:font-size="12pt" style:text-underline-style="solid" style:text-underline-width="auto" style:text-underline-color="font-color" fo:font-weight="bold" style:font-size-asian="12pt" style:font-weight-asian="bold" style:font-size-complex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7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7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7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7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7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8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8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8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85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86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8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88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9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5" meta:paragraph-count="62" meta:word-count="328" meta:character-count="2433" meta:non-whitespace-character-count="2194"/>
    <meta:generator>LibreOfficeDev/6.0.5.2$Linux_X86_64 LibreOffice_project/</meta:generator>
  </office:meta>
</office:document-meta>
</file>